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ressionEvaluationEvent.setExpression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EvaluationEvent.get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EvaluationEven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